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wollmux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in" svg:width="0.0161in" svg:height="0.0161in" draw:z-index="0">
        <draw:text-box>
          <text:p text:style-name="Frame_20_contents"><text:span text:style-name="T1"/></text:p>
        </draw:text-box>
      </draw:frame>
      <text:p text:style-name="Zeichen">Here goes text:<text:text-input text:description="">SomeText</text:text-input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Zeichen" style:family="paragraph">
      <style:paragraph-properties fo:line-height="0.139in"/>
      <style:text-properties fo:font-size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1:36:32.789000000</meta:creation-date>
    <dc:date>2019-04-26T10:43:14.524000000</dc:date>
    <meta:editing-duration>PT21H1M7S</meta:editing-duration>
    <meta:editing-cycles>5</meta:editing-cycles>
    <meta:generator>LibreOfficeDev/6.3.0.0.alpha0$Windows_X86_64 LibreOffice_project/3910dc89d482f9d0e89dc16592615eef42c6c014</meta:generator>
    <meta:document-statistic meta:table-count="0" meta:image-count="0" meta:object-count="0" meta:page-count="1" meta:paragraph-count="1" meta:word-count="7" meta:character-count="26" meta:non-whitespace-character-count="24"/>
  </office:meta>
</office:document-meta>
</file>